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71535" officeooo:paragraph-rsid="00171535"/>
    </style:style>
    <style:style style:name="P2" style:family="paragraph" style:parent-style-name="Standard">
      <style:text-properties officeooo:rsid="00171535" officeooo:paragraph-rsid="0018d042"/>
    </style:style>
    <style:style style:name="P3" style:family="paragraph" style:parent-style-name="Standard">
      <style:text-properties officeooo:rsid="00171535" officeooo:paragraph-rsid="001b5314"/>
    </style:style>
    <style:style style:name="P4" style:family="paragraph" style:parent-style-name="Standard">
      <style:text-properties officeooo:rsid="00171535" officeooo:paragraph-rsid="00171535"/>
    </style:style>
    <style:style style:name="P5" style:family="paragraph" style:parent-style-name="Standard">
      <style:paragraph-properties fo:text-align="center" style:justify-single-word="false"/>
      <style:text-properties officeooo:rsid="00171535" officeooo:paragraph-rsid="001bb768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71535" officeooo:paragraph-rsid="0018d042" style:font-weight-asian="bold" style:font-weight-complex="bold"/>
    </style:style>
    <style:style style:name="P7" style:family="paragraph" style:parent-style-name="Standard">
      <style:text-properties fo:font-style="italic" officeooo:rsid="00171535" officeooo:paragraph-rsid="00171535" style:font-style-asian="italic" style:font-style-complex="italic"/>
    </style:style>
    <style:style style:name="P8" style:family="paragraph" style:parent-style-name="Standard" style:list-style-name="L1">
      <style:text-properties officeooo:paragraph-rsid="001b5314"/>
    </style:style>
    <style:style style:name="P9" style:family="paragraph" style:parent-style-name="Standard">
      <style:text-properties fo:font-weight="bold" officeooo:rsid="00171535" officeooo:paragraph-rsid="001c1e5b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71535" officeooo:paragraph-rsid="001bb768" style:font-weight-asian="bold" style:font-weight-complex="bold"/>
    </style:style>
    <style:style style:name="T1" style:family="text">
      <style:text-properties officeooo:rsid="0018c982"/>
    </style:style>
    <style:style style:name="T2" style:family="text">
      <style:text-properties officeooo:rsid="0018d042"/>
    </style:style>
    <style:style style:name="T3" style:family="text">
      <style:text-properties officeooo:rsid="001b5314"/>
    </style:style>
    <style:style style:name="T4" style:family="text">
      <style:text-properties officeooo:rsid="00171535"/>
    </style:style>
    <style:style style:name="T5" style:family="text">
      <style:text-properties officeooo:rsid="001bb768"/>
    </style:style>
    <style:style style:name="T6" style:family="text">
      <style:text-properties officeooo:rsid="001c1e5b"/>
    </style:style>
    <style:style style:name="T7" style:family="text">
      <style:text-properties officeooo:rsid="001dbb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ntro </text:span></text:p>
      <text:p text:style-name="P2"><text:span text:style-name="T1"/></text:p>
      <text:p text:style-name="P2"><text:span text:style-name="T2">Le but des séances de TD est de coder en JavaScript l'estimation des paramètres d'une trajectoire d'un mobile dans le plan (trajectoire linéaire à vitesse constante). Un observateur se déplace sur une trajectoire circulaire dans le plan autour d'un mobile, et il cherche à estimer les caractéristiques de la trajectoire linéaire de ce mobile, avec par exemple pour objectif de poser en douceur un robot sur ce mobile ; il ne peut mesurer que l'angle dans lequel il voit ce mobile.</text:span></text:p>
      <text:p text:style-name="P2"><text:span text:style-name="T2"/></text:p>
      <text:p text:style-name="P2"><text:span text:style-name="T2">Séance 1</text:span></text:p>
      <text:p text:style-name="P2"><text:span text:style-name="T2"/></text:p>
      <text:p text:style-name="P6"><text:span text:style-name="T2">Mise en place d'un simulateur :</text:span></text:p>
      <text:p text:style-name="P2"><text:span text:style-name="T2"/></text:p>
      <text:p text:style-name="P2"><text:s/>O<text:span text:style-name="T3">n </text:span>met en place un simulateur : évolution du mobile et de l'observateur ; <text:span text:style-name="T3">mesure de l'angle dans laquelle l'observateur voit le mobile, avec prise en compte d'un mesure aléatoire gaussien de moyenne nulle.</text:span></text:p>
      <text:p text:style-name="P1"/>
      <text:p text:style-name="P7">Langage de programmation : JavaScript.</text:p>
      <text:p text:style-name="P1"/>
      <text:p text:style-name="P3"><text:span text:style-name="T3">L'observateur s</text:span><text:span text:style-name="T7">uit une trajectoire circulaire ; il connaît sa position et mesure l'angle téta(t) et </text:span><text:span text:style-name="T3">va calculer le </text:span><text:span text:style-name="T5">caractéristiques</text:span><text:span text:style-name="T3"> de la trajectoire du mobile : </text:span></text:p>
      <text:p text:style-name="P3"><text:span text:style-name="T3"/></text:p>
      <text:p text:style-name="P5"><text:span text:style-name="T3"><text:tab/><text:tab/>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0"><text:span text:style-name="T3">x(t)=x0 + vx * t</text:span></text:p>
            <text:p text:style-name="P10"><text:span text:style-name="T3">y(t)=y0 + vy * t</text:span></text:p>
          </table:table-cell>
        </table:table-row>
      </table:table>
      <text:p text:style-name="P5"><text:span text:style-name="T3"/></text:p>
      <text:p text:style-name="P3"><text:span text:style-name="T3"/></text:p>
      <text:p text:style-name="P1">On a défini les variables : </text:p>
      <text:p text:style-name="P1"/>
      <text:list xml:id="list417021471" text:style-name="L1">
        <text:list-item>
          <text:p text:style-name="P8"><text:span text:style-name="T4">x : </text:span><text:span text:style-name="T3">Abscisse </text:span><text:span text:style-name="T6">mobile</text:span></text:p>
        </text:list-item>
        <text:list-item>
          <text:p text:style-name="P8"><text:span text:style-name="T4">y : </text:span><text:span text:style-name="T3">Ordonnée </text:span><text:span text:style-name="T6">mobile</text:span></text:p>
        </text:list-item>
        <text:list-item>
          <text:p text:style-name="P8"><text:span text:style-name="T4">vx : <text:s/></text:span><text:span text:style-name="T3">Abscisse <text:s/></text:span><text:span text:style-name="T6">vitesse de mobile</text:span></text:p>
        </text:list-item>
        <text:list-item>
          <text:p text:style-name="P8"><text:span text:style-name="T4">vy : <text:s/></text:span><text:span text:style-name="T3">Ordonnée </text:span><text:span text:style-name="T6">vitesse de mobile</text:span></text:p>
        </text:list-item>
        <text:list-item>
          <text:p text:style-name="P8"><text:span text:style-name="T4">dt : </text:span><text:span text:style-name="T3">Temps</text:span></text:p>
        </text:list-item>
        <text:list-item>
          <text:p text:style-name="P8"><text:span text:style-name="T6">téta</text:span><text:span text:style-name="T4"> : </text:span><text:span text:style-name="T3">Angle entre l'observateur et le mobile</text:span></text:p>
        </text:list-item>
      </text:list>
      <text:p text:style-name="P1"/>
      <text:p text:style-name="P1"/>
      <text:p text:style-name="P1"/>
      <text:p text:style-name="P1"/>
      <text:p text:style-name="P9"><text:span text:style-name="T6">Code 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ce </meta:initial-creator>
    <meta:creation-date>2013-03-28T12:03:16</meta:creation-date>
    <meta:generator>LibreOffice/3.6$Linux_x86 LibreOffice_project/360m1$Build-2</meta:generator>
    <dc:date>2013-03-28T14:31:23</dc:date>
    <dc:creator>Maurice </dc:creator>
    <meta:editing-duration>PT16M45S</meta:editing-duration>
    <meta:editing-cycles>8</meta:editing-cycles>
    <meta:document-statistic meta:table-count="1" meta:image-count="0" meta:object-count="0" meta:page-count="1" meta:paragraph-count="18" meta:word-count="209" meta:character-count="1163" meta:non-whitespace-character-count="968"/>
  </office:meta>
</office:document-meta>
</file>